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97.26pt"/>
    </style:style>
    <style:style style:name="co3" style:family="table-column">
      <style:table-column-properties fo:break-before="auto" style:column-width="320.14pt"/>
    </style:style>
    <style:style style:name="co4" style:family="table-column">
      <style:table-column-properties fo:break-before="auto" style:column-width="132.66pt"/>
    </style:style>
    <style:style style:name="co5" style:family="table-column">
      <style:table-column-properties fo:break-before="auto" style:column-width="140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bfbf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" style:family="table-cell" style:parent-style-name="Default">
      <style:table-cell-properties fo:background-color="#fbfbf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CWE Reference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Description</text:p>
          </table:table-cell>
          <table:table-cell table:style-name="ce4" office:value-type="string" calcext:value-type="string">
            <text:p>OWASP API Top 10 Reference</text:p>
          </table:table-cell>
          <table:table-cell table:style-name="ce4" office:value-type="string" calcext:value-type="string">
            <text:p>OWASP Web App Top 10 Reference</text:p>
          </table:table-cell>
          <table:table-cell table:style-name="ce5" table:number-columns-repeated="22"/>
          <table:table-cell table:number-columns-repeated="99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CWE-639</text:p>
          </table:table-cell>
          <table:table-cell table:style-name="ce6" table:formula="of:=textjoin(&quot;&quot;;1;&quot;https://cwe.mitre.org/data/definitions/&quot;;SUBSTITUTE([.B2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Authorization Bypass Through User-Controlled Key</text:p>
          </table:table-cell>
          <table:table-cell table:style-name="ce4" office:value-type="string" calcext:value-type="string">
            <text:p>API01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WE-285</text:p>
          </table:table-cell>
          <table:table-cell table:style-name="ce6" table:formula="of:=textjoin(&quot;&quot;;1;&quot;https://cwe.mitre.org/data/definitions/&quot;;SUBSTITUTE([.B3];&quot;CWE-&quot;;&quot;&quot;);&quot;.html&quot;)" office:value-type="string" office:string-value="" calcext:value-type="error">
            <text:p>#NAME?</text:p>
          </table:table-cell>
          <table:table-cell table:style-name="ce4" office:value-type="string" calcext:value-type="string">
            <text:p>Improper Authorisation</text:p>
          </table:table-cell>
          <table:table-cell table:style-name="ce4" office:value-type="string" calcext:value-type="string">
            <text:p>API01, API05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WE-307</text:p>
          </table:table-cell>
          <table:table-cell table:style-name="ce6" table:formula="of:=textjoin(&quot;&quot;;1;&quot;https://cwe.mitre.org/data/definitions/&quot;;SUBSTITUTE([.B4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Improper Restriction of Excessive Authentication Attempts</text:p>
          </table:table-cell>
          <table:table-cell table:style-name="ce4" office:value-type="string" calcext:value-type="string">
            <text:p>API02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WE-204</text:p>
          </table:table-cell>
          <table:table-cell table:style-name="ce6" table:formula="of:=textjoin(&quot;&quot;;1;&quot;https://cwe.mitre.org/data/definitions/&quot;;SUBSTITUTE([.B5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Observable Response Discrepancy</text:p>
          </table:table-cell>
          <table:table-cell table:style-name="ce4" office:value-type="string" calcext:value-type="string">
            <text:p>API02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WE-213</text:p>
          </table:table-cell>
          <table:table-cell table:style-name="ce6" table:formula="of:=textjoin(&quot;&quot;;1;&quot;https://cwe.mitre.org/data/definitions/&quot;;SUBSTITUTE([.B6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Exposure of Sensitive Information Due to Incompatible Policies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WE-915</text:p>
          </table:table-cell>
          <table:table-cell table:style-name="ce6" table:formula="of:=textjoin(&quot;&quot;;1;&quot;https://cwe.mitre.org/data/definitions/&quot;;SUBSTITUTE([.B7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Improperly Controlled Modification of Dynamically-Determined Object Attributes</text:p>
          </table:table-cell>
          <table:table-cell table:style-name="ce4" office:value-type="string" calcext:value-type="string">
            <text:p>API03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CWE-400</text:p>
          </table:table-cell>
          <table:table-cell table:style-name="ce6" table:formula="of:=textjoin(&quot;&quot;;1;&quot;https://cwe.mitre.org/data/definitions/&quot;;SUBSTITUTE([.B8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Uncontrolled resource consumption</text:p>
          </table:table-cell>
          <table:table-cell table:style-name="ce4" office:value-type="string" calcext:value-type="string">
            <text:p>API04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WE-770</text:p>
          </table:table-cell>
          <table:table-cell table:style-name="ce6" table:formula="of:=textjoin(&quot;&quot;;1;&quot;https://cwe.mitre.org/data/definitions/&quot;;SUBSTITUTE([.B9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Allocation of Resources Without Limits or Throttling</text:p>
          </table:table-cell>
          <table:table-cell table:style-name="ce4" office:value-type="string" calcext:value-type="string">
            <text:p>API04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CWE-799</text:p>
          </table:table-cell>
          <table:table-cell table:style-name="ce6" table:formula="of:=textjoin(&quot;&quot;;1;&quot;https://cwe.mitre.org/data/definitions/&quot;;SUBSTITUTE([.B10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Improper Control of Interaction Frequency</text:p>
          </table:table-cell>
          <table:table-cell table:style-name="ce5" table:number-columns-repeated="24"/>
          <table:table-cell table:number-columns-repeated="99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CWE-918</text:p>
          </table:table-cell>
          <table:table-cell table:style-name="ce6" table:formula="of:=textjoin(&quot;&quot;;1;&quot;https://cwe.mitre.org/data/definitions/&quot;;SUBSTITUTE([.B11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Server Side Request Forgery (SSRF)</text:p>
          </table:table-cell>
          <table:table-cell table:style-name="ce4" office:value-type="string" calcext:value-type="string">
            <text:p>API07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CWE-319</text:p>
          </table:table-cell>
          <table:table-cell table:style-name="ce6" table:formula="of:=textjoin(&quot;&quot;;1;&quot;https://cwe.mitre.org/data/definitions/&quot;;SUBSTITUTE([.B12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Cleartext Transmission of Sensitive Information</text:p>
          </table:table-cell>
          <table:table-cell table:style-name="ce4" office:value-type="string" calcext:value-type="string">
            <text:p>API08, API10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CWE-209</text:p>
          </table:table-cell>
          <table:table-cell table:style-name="ce6" table:formula="of:=textjoin(&quot;&quot;;1;&quot;https://cwe.mitre.org/data/definitions/&quot;;SUBSTITUTE([.B13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Generation of Error Message Containing Sensitive Information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WE-444</text:p>
          </table:table-cell>
          <table:table-cell table:style-name="ce6" table:formula="of:=textjoin(&quot;&quot;;1;&quot;https://cwe.mitre.org/data/definitions/&quot;;SUBSTITUTE([.B14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Inconsistent Interpretation of HTTP Requests ('HTTP Request/Response Smuggling')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WE-388</text:p>
          </table:table-cell>
          <table:table-cell table:style-name="ce6" table:formula="of:=textjoin(&quot;&quot;;1;&quot;https://cwe.mitre.org/data/definitions/&quot;;SUBSTITUTE([.B15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Error Handling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CWE-942</text:p>
          </table:table-cell>
          <table:table-cell table:style-name="ce6" table:formula="of:=textjoin(&quot;&quot;;1;&quot;https://cwe.mitre.org/data/definitions/&quot;;SUBSTITUTE([.B16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Permissive Cross-domain Policy with Untrusted Domains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CWE-1059</text:p>
          </table:table-cell>
          <table:table-cell table:style-name="ce6" table:formula="of:=textjoin(&quot;&quot;;1;&quot;https://cwe.mitre.org/data/definitions/&quot;;SUBSTITUTE([.B17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Insufficient Documentation</text:p>
          </table:table-cell>
          <table:table-cell table:style-name="ce4" office:value-type="string" calcext:value-type="string">
            <text:p>API09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CWE-200</text:p>
          </table:table-cell>
          <table:table-cell table:style-name="ce6" table:formula="of:=textjoin(&quot;&quot;;1;&quot;https://cwe.mitre.org/data/definitions/&quot;;SUBSTITUTE([.B18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Exposure of Sensitive Information to an Unauthorised Actor</text:p>
          </table:table-cell>
          <table:table-cell table:style-name="ce4" office:value-type="string" calcext:value-type="string">
            <text:p>API10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CWE-20</text:p>
          </table:table-cell>
          <table:table-cell table:style-name="ce6" table:formula="of:=textjoin(&quot;&quot;;1;&quot;https://cwe.mitre.org/data/definitions/&quot;;SUBSTITUTE([.B19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Improper Input Validation</text:p>
          </table:table-cell>
          <table:table-cell table:style-name="ce4" office:value-type="string" calcext:value-type="string">
            <text:p>API10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CWE-223</text:p>
          </table:table-cell>
          <table:table-cell table:style-name="ce6" table:formula="of:=textjoin(&quot;&quot;;1;&quot;https://cwe.mitre.org/data/definitions/&quot;;SUBSTITUTE([.B20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Omission of Security-relevant Information</text:p>
          </table:table-cell>
          <table:table-cell table:style-name="ce4" office:value-type="string" calcext:value-type="string">
            <text:p>API06, API10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CWE-778</text:p>
          </table:table-cell>
          <table:table-cell table:style-name="ce6" table:formula="of:=textjoin(&quot;&quot;;1;&quot;https://cwe.mitre.org/data/definitions/&quot;;SUBSTITUTE([.B21];&quot;CWE-&quot;;&quot;&quot;);&quot;.html&quot;)" office:value-type="string" office:string-value="" calcext:value-type="error">
            <text:p>#NAME?</text:p>
          </table:table-cell>
          <table:table-cell table:style-name="ce3" office:value-type="string" calcext:value-type="string">
            <text:p>Insufficient Logging</text:p>
          </table:table-cell>
          <table:table-cell table:style-name="ce4" office:value-type="string" calcext:value-type="string">
            <text:p>API06, API10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CWE-2</text:p>
          </table:table-cell>
          <table:table-cell table:style-name="ce6" table:formula="of:=textjoin(&quot;&quot;;1;&quot;https://cwe.mitre.org/data/definitions/&quot;;SUBSTITUTE([.B22];&quot;CWE-&quot;;&quot;&quot;);&quot;.html&quot;)" office:value-type="string" office:string-value="" calcext:value-type="error">
            <text:p>#NAME?</text:p>
          </table:table-cell>
          <table:table-cell table:style-name="ce4" office:value-type="string" calcext:value-type="string">
            <text:p>Environmental Security Flaws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CWE-16</text:p>
          </table:table-cell>
          <table:table-cell table:style-name="ce6" table:formula="of:=textjoin(&quot;&quot;;1;&quot;https://cwe.mitre.org/data/definitions/&quot;;SUBSTITUTE([.B23];&quot;CWE-&quot;;&quot;&quot;);&quot;.html&quot;)" office:value-type="string" office:string-value="" calcext:value-type="error">
            <text:p>#NAME?</text:p>
          </table:table-cell>
          <table:table-cell table:style-name="ce4" office:value-type="string" calcext:value-type="string">
            <text:p>Configuration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1" table:number-rows-repeated="978">
          <table:table-cell table:style-name="ce2"/>
          <table:table-cell table:style-name="ce5" table:number-columns-repeated="27"/>
          <table:table-cell table:number-columns-repeated="99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4" meta:object-count="0"/>
    <meta:generator>LibreOfficeDev/6.0.5.2$Linux_X86_64 LibreOffice_project/</meta:generator>
  </office:meta>
</office:document-meta>
</file>